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Microsoft JhengHei Light" svg:font-family="Microsoft JhengHei Light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內文" style:master-page-name="MP0" style:family="paragraph">
      <style:paragraph-properties fo:break-before="page"/>
      <style:text-properties style:font-name="Microsoft JhengHei Light" style:font-name-asian="Microsoft JhengHei Light" fo:font-weight="bold" style:font-weight-asian="bold" style:font-weight-complex="bold" fo:font-size="10pt" style:font-size-asian="10pt" style:font-size-complex="9pt"/>
    </style:style>
  </office:automatic-styles>
  <office:body>
    <office:text text:use-soft-page-breaks="true">
      <text:p text:style-name="P1">9月26日11時30分連線測試，請於使用者名稱中標註姓名及區處名稱(如:業務處-陳旺志):</text:p>
      <text:p text:style-name="內文">https://teams.microsoft.com/l/meetup-join/19%3ameeting_NDJjOWE2YmItMjQ5YS00NWVlLWEzMmUtMDI5ZmE3OWU2OGVk%40thread.v2/0?context=%7b%22Tid%22%3a%22594929d7-376f-471a-bc7f-2ee3a2193421%22%2c%22Oid%22%3a%227586519a-7da6-4f5c-aeee-c5c591d4297a%22%7d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Microsoft JhengHei Light" svg:font-family="Microsoft JhengHei Light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超連結" style:display-name="超連結" style:family="text" style:parent-style-name="預設段落字型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未解析的提及" style:display-name="未解析的提及" style:family="text" style:parent-style-name="預設段落字型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38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配電處</meta:initial-creator>
    <dc:creator>配電處</dc:creator>
    <meta:creation-date>2023-09-05T02:41:00Z</meta:creation-date>
    <dc:date>2023-09-05T02:43:00Z</dc:date>
    <meta:template xlink:href="Normal.dotm" xlink:type="simple"/>
    <meta:editing-cycles>3</meta:editing-cycles>
    <meta:editing-duration>PT180S</meta:editing-duration>
    <meta:document-statistic meta:page-count="1" meta:paragraph-count="1" meta:word-count="43" meta:character-count="289" meta:row-count="2" meta:non-whitespace-character-count="247"/>
  </office:meta>
</office:document-meta>
</file>